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<text:line-break/>from especies<text:line-break/>WHERE id_especie;<text:line-break/><text:line-break/>select *<text:line-break/>from especies<text:line-break/>WHERE nombre_cien LIKE '%IDEA';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24T12:15:51.23</dc:date>
    <dc:creator>hola holahola</dc:creator>
    <meta:generator>OpenOffice/4.1.1$Win32 OpenOffice.org_project/411m6$Build-9775</meta:generator>
    <meta:document-statistic meta:table-count="0" meta:image-count="0" meta:object-count="0" meta:page-count="1" meta:paragraph-count="1" meta:word-count="14" meta:character-count="99"/>
    <meta:editing-duration>PT9S</meta:editing-duration>
    <meta:editing-cycles>1</meta:editing-cycles>
  </office:meta>
</office:document-meta>
</file>